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20000055E000002E7E658893B95B6BFE4.eps" manifest:media-type="image/x-eps"/>
  <manifest:file-entry manifest:full-path="Pictures/2000000200000535000002D13B3CBF65CA576EC5.eps" manifest:media-type="image/x-eps"/>
  <manifest:file-entry manifest:full-path="Pictures/200000020000055E000002E74B8A673D1BE255EE.eps" manifest:media-type="image/x-eps"/>
  <manifest:file-entry manifest:full-path="Pictures/200000020000055E000002E7D7C9E1384BACB9A1.eps" manifest:media-type="image/x-eps"/>
  <manifest:file-entry manifest:full-path="Pictures/2000000200000531000002CF0A7E143789AFDDB6.eps" manifest:media-type="image/x-ep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945cm" svg:x="1.4cm" svg:y="0.762cm" presentation:class="title" presentation:user-transformed="true">
          <draw:text-box>
            <text:p>Comparison of software and hardware accelerated video codecs from<text:line-break/>perspective of power consumption</text:p>
          </draw:text-box>
        </draw:frame>
        <draw:frame presentation:style-name="pr2" draw:text-style-name="P2" draw:layer="layout" svg:width="25.199cm" svg:height="12.179cm" svg:x="1.4cm" svg:y="8.128cm" presentation:class="subtitle" presentation:user-transformed="true">
          <draw:text-box>
            <text:p text:style-name="P1">Jaroslav Svoboda</text:p>
            <text:p text:style-name="P1">Michele Maffe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VMAF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eveloped by Netflix</text:p>
              </text:list-item>
              <text:list-item>
                <text:p>Based on machine learning</text:p>
              </text:list-item>
              <text:list-item>
                <text:p>Not really battle-tes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we test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heora – old, buggy, single threaded, just for interesting comparison</text:p>
              </text:list-item>
              <text:list-item>
                <text:p>x264 – best SW H.264 implementation</text:p>
              </text:list-item>
              <text:list-item>
                <text:p>h264_nvenc</text:p>
              </text:list-item>
              <text:list-item>
                <text:p>Both last gen of 22nm H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(almost) All data in one graph</text:p>
          </draw:text-box>
        </draw:frame>
        <draw:frame draw:style-name="gr2" draw:text-style-name="P4" draw:layer="layout" svg:width="27.7cm" svg:height="14.986cm" svg:x="0.235cm" svg:y="3.556cm" presentation:class="graphic" presentation:user-transformed="true">
          <draw:image xlink:href="Pictures/200000020000055E000002E7E658893B95B6BFE4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oom a little</text:p>
          </draw:text-box>
        </draw:frame>
        <draw:frame draw:style-name="gr2" draw:text-style-name="P4" draw:layer="layout" svg:width="28cm" svg:height="15.141cm" svg:x="0cm" svg:y="4.173cm" presentation:class="graphic" presentation:user-transformed="true">
          <draw:image xlink:href="Pictures/200000020000055E000002E7D7C9E1384BACB9A1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rowd_run</text:p>
          </draw:text-box>
        </draw:frame>
        <draw:frame draw:style-name="gr2" draw:text-style-name="P4" draw:layer="layout" svg:width="28.023cm" svg:height="15.153cm" svg:x="0.055cm" svg:y="4.913cm" presentation:class="graphic" presentation:user-transformed="true">
          <draw:image xlink:href="Pictures/200000020000055E000002E74B8A673D1BE255EE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ld_town_cross</text:p>
          </draw:text-box>
        </draw:frame>
        <draw:frame draw:style-name="gr2" draw:text-style-name="P4" draw:layer="layout" svg:width="27.466cm" svg:height="14.859cm" svg:x="0.22cm" svg:y="3.429cm" presentation:class="graphic" presentation:user-transformed="true">
          <draw:image xlink:href="Pictures/2000000200000531000002CF0A7E143789AFDDB6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intel</text:p>
          </draw:text-box>
        </draw:frame>
        <draw:frame draw:style-name="gr2" draw:text-style-name="P4" draw:layer="layout" svg:width="27.746cm" svg:height="15.009cm" svg:x="0.254cm" svg:y="3.498cm" presentation:class="graphic" presentation:user-transformed="true">
          <draw:image xlink:href="Pictures/2000000200000535000002D13B3CBF65CA576EC5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s so fa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o not use theora, placebo, (very)slow(er)</text:p>
              </text:list-item>
              <text:list-item>
                <text:p>X264 - ultrafast, medium, faster</text:p>
              </text:list-item>
              <text:list-item>
                <text:p>CGI differs – lower bitrates are OK</text:p>
              </text:list-item>
              <text:list-item>
                <text:p>h264_nvenc presets do not have great effect</text:p>
              </text:list-item>
              <text:list-item>
                <text:p>h264_nvenc PWR cons. changes basically only on basis of video</text:p>
              </text:list-item>
              <text:list-item>
                <text:p>Do not use ll presets</text:p>
              </text:list-item>
              <text:list-item>
                <text:p>Good presets medium and hq</text:p>
              </text:list-item>
              <text:list-item>
                <text:p>So far h264_nvenc best quality/PW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utu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o hevc_nvenc and x264 (VPx if time allows)</text:p>
              </text:list-item>
              <text:list-item>
                <text:p>Somebody else could:</text:p>
                <text:list>
                  <text:list-item>
                    <text:p>Improve nvidia-smi with cumulative PWR</text:p>
                  </text:list-item>
                  <text:list-item>
                    <text:p>Kaby Lake vs. Pascal (14nm resp. 16n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20:30:30.672570601</meta:creation-date>
    <dc:date>2016-12-15T22:59:58.481501851</dc:date>
    <meta:editing-duration>PT51M4S</meta:editing-duration>
    <meta:editing-cycles>5</meta:editing-cycles>
    <meta:generator>LibreOffice/5.1.4.2$Linux_X86_64 LibreOffice_project/10m0$Build-2</meta:generator>
    <meta:document-statistic meta:object-count="61"/>
  </office:meta>
</office:document-meta>
</file>